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color="#000000"/>
    </style:style>
    <style:style style:name="ce13" style:family="table-cell" style:parent-style-name="Default" style:data-style-name="N0">
      <style:table-cell-properties style:vertical-align="middle" fo:wrap-option="wrap"/>
      <style:text-properties fo:color="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3_校舍及校地面積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8" table:number-rows-spanned="1" table:style-name="ce14">
            <text:p>101-104學年度校舍及校地面積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19">
            <text:p>學年度</text:p>
          </table:table-cell>
          <table:table-cell office:value-type="string" table:number-columns-spanned="1" table:number-rows-spanned="2" table:style-name="ce19">
            <text:p>縣市別</text:p>
          </table:table-cell>
          <table:table-cell office:value-type="string" table:number-columns-spanned="1" table:number-rows-spanned="2" table:style-name="ce19">
            <text:p>校舍總樓地板面積</text:p>
          </table:table-cell>
          <table:table-cell office:value-type="string" table:number-columns-spanned="1" table:number-rows-spanned="2" table:style-name="ce19">
            <text:p>校地面積總計</text:p>
          </table:table-cell>
          <table:table-cell office:value-type="string" table:number-columns-spanned="4" table:number-rows-spanned="1" table:style-name="ce19">
            <text:p>可使用校地</text:p>
          </table:table-cell>
          <table:covered-table-cell table:number-columns-repeated="3"/>
          <table:table-cell table:number-columns-repeated="1637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6">
            <text:p>小計</text:p>
          </table:table-cell>
          <table:table-cell office:value-type="string" table:style-name="ce3">
            <text:p>校舍基地</text:p>
          </table:table-cell>
          <table:table-cell office:value-type="string" table:style-name="ce3">
            <text:p>露天運動場地</text:p>
          </table:table-cell>
          <table:table-cell office:value-type="string" table:style-name="ce3">
            <text:p>其他校地</text:p>
          </table:table-cell>
          <table:table-cell table:number-columns-repeated="16376"/>
        </table:table-row>
        <table:table-row table:style-name="ro1">
          <table:table-cell office:value-type="float" office:value="101" table:number-columns-spanned="1" table:number-rows-spanned="4" table:style-name="ce20">
            <text:p>101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18813" table:style-name="ce4">
            <text:p>18813</text:p>
          </table:table-cell>
          <table:table-cell office:value-type="float" office:value="82000" table:style-name="ce4">
            <text:p>82000</text:p>
          </table:table-cell>
          <table:table-cell office:value-type="float" office:value="82000" table:style-name="ce4">
            <text:p>82000</text:p>
          </table:table-cell>
          <table:table-cell office:value-type="float" office:value="2848" table:style-name="ce4">
            <text:p>2848</text:p>
          </table:table-cell>
          <table:table-cell office:value-type="float" office:value="0" table:style-name="ce7">
            <text:p>0</text:p>
          </table:table-cell>
          <table:table-cell office:value-type="float" office:value="79152" table:style-name="ce7">
            <text:p>7915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489107" table:style-name="ce4">
            <text:p>489107</text:p>
          </table:table-cell>
          <table:table-cell office:value-type="float" office:value="770114" table:style-name="ce4">
            <text:p>770114</text:p>
          </table:table-cell>
          <table:table-cell office:value-type="float" office:value="770114" table:style-name="ce4">
            <text:p>770114</text:p>
          </table:table-cell>
          <table:table-cell office:value-type="float" office:value="95439" table:style-name="ce4">
            <text:p>95439</text:p>
          </table:table-cell>
          <table:table-cell office:value-type="float" office:value="118090" table:style-name="ce7">
            <text:p>118090</text:p>
          </table:table-cell>
          <table:table-cell office:value-type="float" office:value="556585" table:style-name="ce7">
            <text:p>556585</text:p>
          </table:table-cell>
          <table:table-cell table:number-columns-repeated="16376"/>
        </table:table-row>
        <table:table-row table:style-name="ro1">
          <table:table-cell office:value-type="float" office:value="102" table:number-columns-spanned="1" table:number-rows-spanned="4" table:style-name="ce20">
            <text:p>102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18813" table:style-name="ce4">
            <text:p>18813</text:p>
          </table:table-cell>
          <table:table-cell office:value-type="float" office:value="81991" table:style-name="ce4">
            <text:p>81991</text:p>
          </table:table-cell>
          <table:table-cell office:value-type="float" office:value="81991" table:style-name="ce4">
            <text:p>81991</text:p>
          </table:table-cell>
          <table:table-cell office:value-type="float" office:value="2848" table:style-name="ce4">
            <text:p>2848</text:p>
          </table:table-cell>
          <table:table-cell office:value-type="float" office:value="0" table:style-name="ce7">
            <text:p>0</text:p>
          </table:table-cell>
          <table:table-cell office:value-type="float" office:value="79143" table:style-name="ce7">
            <text:p>7914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489107" table:style-name="ce4">
            <text:p>489107</text:p>
          </table:table-cell>
          <table:table-cell office:value-type="float" office:value="770114" table:style-name="ce4">
            <text:p>770114</text:p>
          </table:table-cell>
          <table:table-cell office:value-type="float" office:value="770114" table:style-name="ce4">
            <text:p>770114</text:p>
          </table:table-cell>
          <table:table-cell office:value-type="float" office:value="95439" table:style-name="ce4">
            <text:p>95439</text:p>
          </table:table-cell>
          <table:table-cell office:value-type="float" office:value="118090" table:style-name="ce7">
            <text:p>118090</text:p>
          </table:table-cell>
          <table:table-cell office:value-type="float" office:value="556585" table:style-name="ce7">
            <text:p>556585</text:p>
          </table:table-cell>
          <table:table-cell table:number-columns-repeated="16376"/>
        </table:table-row>
        <table:table-row table:style-name="ro1">
          <table:table-cell office:value-type="float" office:value="103" table:number-columns-spanned="1" table:number-rows-spanned="4" table:style-name="ce20">
            <text:p>103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18813" table:style-name="ce4">
            <text:p>18813</text:p>
          </table:table-cell>
          <table:table-cell office:value-type="float" office:value="81991" table:style-name="ce4">
            <text:p>81991</text:p>
          </table:table-cell>
          <table:table-cell office:value-type="float" office:value="81991" table:style-name="ce4">
            <text:p>81991</text:p>
          </table:table-cell>
          <table:table-cell office:value-type="float" office:value="2848" table:style-name="ce4">
            <text:p>2848</text:p>
          </table:table-cell>
          <table:table-cell office:value-type="float" office:value="0" table:style-name="ce7">
            <text:p>0</text:p>
          </table:table-cell>
          <table:table-cell office:value-type="float" office:value="79143" table:style-name="ce7">
            <text:p>7914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507158" table:style-name="ce4">
            <text:p>507158</text:p>
          </table:table-cell>
          <table:table-cell office:value-type="float" office:value="770124" table:style-name="ce4">
            <text:p>770124</text:p>
          </table:table-cell>
          <table:table-cell office:value-type="float" office:value="770124" table:style-name="ce4">
            <text:p>770124</text:p>
          </table:table-cell>
          <table:table-cell office:value-type="float" office:value="95439" table:style-name="ce4">
            <text:p>95439</text:p>
          </table:table-cell>
          <table:table-cell office:value-type="float" office:value="118090" table:style-name="ce7">
            <text:p>118090</text:p>
          </table:table-cell>
          <table:table-cell office:value-type="float" office:value="556595" table:style-name="ce7">
            <text:p>556595</text:p>
          </table:table-cell>
          <table:table-cell table:number-columns-repeated="16376"/>
        </table:table-row>
        <table:table-row table:style-name="ro1">
          <table:table-cell office:value-type="float" office:value="104" table:number-columns-spanned="1" table:number-rows-spanned="4" table:style-name="ce20">
            <text:p>104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20008" table:style-name="ce4">
            <text:p>20008</text:p>
          </table:table-cell>
          <table:table-cell office:value-type="float" office:value="81991" table:style-name="ce4">
            <text:p>81991</text:p>
          </table:table-cell>
          <table:table-cell office:value-type="float" office:value="81991" table:style-name="ce4">
            <text:p>81991</text:p>
          </table:table-cell>
          <table:table-cell office:value-type="float" office:value="3752" table:style-name="ce4">
            <text:p>3752</text:p>
          </table:table-cell>
          <table:table-cell office:value-type="float" office:value="550" table:style-name="ce7">
            <text:p>550</text:p>
          </table:table-cell>
          <table:table-cell office:value-type="float" office:value="77689" table:style-name="ce7">
            <text:p>7768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506977" table:style-name="ce4">
            <text:p>506977</text:p>
          </table:table-cell>
          <table:table-cell office:value-type="float" office:value="770103" table:style-name="ce4">
            <text:p>770103</text:p>
          </table:table-cell>
          <table:table-cell office:value-type="float" office:value="770103" table:style-name="ce4">
            <text:p>770103</text:p>
          </table:table-cell>
          <table:table-cell office:value-type="float" office:value="101814" table:style-name="ce4">
            <text:p>101814</text:p>
          </table:table-cell>
          <table:table-cell office:value-type="float" office:value="97928" table:style-name="ce7">
            <text:p>97928</text:p>
          </table:table-cell>
          <table:table-cell office:value-type="float" office:value="570361" table:style-name="ce7">
            <text:p>570361</text:p>
          </table:table-cell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5">
            <text:p>統計說明：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8" table:number-rows-spanned="2" table:style-name="ce12">
            <text:p>1. 本表「校舍」包括普通教室、特別教室、實習工場及實驗室、教師研究室、學生研究室、辦公室、會議室、禮堂、圖書館、體育館(含學生活動中心)、餐廳、學生宿舍、單身教職員宿舍、有眷教職員宿舍、其他等。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covered-table-cell/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3" table:style-name="ce12">
            <text:p>2. 本表「校地」係指【可使用校地、無法使用校地】面積，「可使用校地」係指可使用校地之面積應等於校舍占地面積(指建築物之地基)、運動場地(以露天者為限)、其他校地(花圃、空地、道路、未興建之空地，露天停車場等)之面積相加，而「無法使用校地」係指山坡地….等。惟校地以現有使用面積列計，包括租借入者，不包括租借出者。</text:p>
          </table:table-cell>
          <table:covered-table-cell table:number-columns-repeated="7"/>
          <table:table-cell table:number-columns-repeated="5" table:style-name="ce8"/>
          <table:table-cell table:number-columns-repeated="16371"/>
        </table:table-row>
        <table:table-row table:number-rows-repeated="2" table:style-name="ro1">
          <table:covered-table-cell/>
          <table:covered-table-cell table:number-columns-repeated="7"/>
          <table:table-cell table:number-columns-repeated="5" table:style-name="ce8"/>
          <table:table-cell table:number-columns-repeated="16371" table:style-name="ce2"/>
        </table:table-row>
        <table:table-row table:style-name="ro1">
          <table:table-cell office:value-type="string" table:number-columns-spanned="8" table:number-rows-spanned="1" table:style-name="ce12">
            <text:p>3. 本表資料不包括學校附設醫院、農林畜牧作業組織(例如附設醫院、附設農場、附設林場)之場地及建築。</text:p>
          </table:table-cell>
          <table:covered-table-cell table:number-columns-repeated="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number-columns-spanned="8" table:number-rows-spanned="1" table:style-name="ce12">
            <text:p>4. 本表統計以「平方公尺」為統計單位。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2">
            <text:p>5. 資料統計時間：資料由【教育部統計處】提供，以每年10月15日為統計基準日。</text:p>
          </table:table-cell>
          <table:covered-table-cell table:number-columns-repeated="7"/>
          <table:table-cell table:number-columns-repeated="16376" table:style-name="ce1"/>
        </table:table-row>
        <table:table-row table:number-rows-repeated="104854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e</meta:initial-creator>
    <dc:creator>Juansheng</dc:creator>
    <meta:creation-date>2010-07-02T08:04:19Z</meta:creation-date>
    <dc:date>2016-08-24T13:13:24Z</dc:date>
    <meta:print-date>2016-08-24T13:13:13Z</meta:print-date>
    <meta:user-defined meta:name="Generator">NPOI</meta:user-defined>
    <meta:user-defined meta:name="Generator Version">2.1.1</meta:user-defined>
  </office:meta>
</office:document-meta>
</file>